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DejaVu Sans" svg:font-family="'DejaVu Sans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fo:font-size="10pt" fo:background-color="transparent" style:font-size-asian="10pt" style:font-size-complex="10pt"/>
    </style:style>
    <style:style style:name="P5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.388cm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.388cm" style:line-height-at-least="0.423cm"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.388cm" style:line-height-at-least="0.423cm" fo:text-align="start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.106cm" fo:margin-bottom="0.388cm" style:line-height-at-least="0.423cm" fo:text-align="start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Name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Name" style:master-page-name="Standard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14" style:family="paragraph" style:parent-style-name="Objective">
      <style:paragraph-properties fo:margin-top="0.106cm" fo:margin-bottom="0.388cm" style:line-height-at-least="0.423cm" fo:text-align="start" style:justify-single-word="false" style:snap-to-layout-grid="false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transparen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Ashish ojha</text:p>
      <text:p text:style-name="P10"/>
      <text:p text:style-name="P10"><text:span text:style-name="T1">Personal Details</text:span>: </text:p>
      <text:p text:style-name="P10">Date of Birth: 10 June 1983</text:p>
      <text:p text:style-name="P10">Gender: Male</text:p>
      <text:p text:style-name="P10">Status: Unmarried</text:p>
      <text:p text:style-name="P11"><text:span text:style-name="T2">Email: </text:span><text:a xlink:type="simple" xlink:href="mailto:vickyojha2@yahoo.com"><text:span text:style-name="Internet_20_link"><text:span text:style-name="T2">vickyojha2@yahoo.com</text:span></text:span></text:a></text:p>
      <text:p text:style-name="P10">Phone: +91-98679-22007</text:p>
      <text:p text:style-name="P10">Address: “Saket Bunglow”, Khandelwal Soc., Shanker Lane,</text:p>
      <text:p text:style-name="P10">Kandivali (W), Mumbai-400067</text:p>
      <text:p text:style-name="P10"/>
      <text:p text:style-name="P10"><text:span text:style-name="T1">Objective</text:span>:</text:p>
      <text:p text:style-name="P10">Work hard to achieve the goals set by the organization. </text:p>
      <text:p text:style-name="P10">To be a committed member in the team and be an asset to my team.</text:p>
      <text:p text:style-name="P7"/>
      <text:p text:style-name="P7"><text:span text:style-name="T1">Education</text:span>:</text:p>
      <text:p text:style-name="P7">SSC – First Class – Maharashtra Board</text:p>
      <text:p text:style-name="P7">HSC – Second Class – Maharashtra Board</text:p>
      <text:p text:style-name="P7">TYBCom – Second Class – Maharashtra Board</text:p>
      <text:p text:style-name="P7"><text:span text:style-name="T1">Interests and Activities</text:span>: </text:p>
      <text:p text:style-name="P14">Love to interact with people and making friends, Cricket.</text:p>
      <text:p text:style-name="P9"/>
      <text:p text:style-name="P9"><text:span text:style-name="T1">Computer Skills</text:span>: </text:p>
      <text:p text:style-name="P9">Languages: HTML, CSS, JavaScript, XML, Ajax, SQL, PHP programming.</text:p>
      <text:p text:style-name="P9">Databases: MySql &amp; Oracle Databases.</text:p>
      <text:p text:style-name="P9">Open-Source Server Software Packages: XAMPP, LAMPP, EasyPHP.</text:p>
      <text:p text:style-name="P9">Server: Apache Server</text:p>
      <text:p text:style-name="P9">Code Editors/Debuggers: Dreamweaver, Geany, Bluefish, Notepad, Notepad++, gEdit, Eclipse, Sublime Text 2.</text:p>
      <text:p text:style-name="P9">Open-Source Forum Software’s: SMF, phpBB.</text:p>
      <text:p text:style-name="P9">Open-Source Blogging Software: WordPress, Troubleshooting on SMF, phpBB &amp; WordPress software’s.</text:p>
      <text:p text:style-name="P8">Beginner on other Open-Source software’s like: osCommerce(shopping cart), sugarCRM(CRM), Joomla(CMS).</text:p>
      <text:p text:style-name="P8"><text:soft-page-break/>Apache: </text:p>
      <text:p text:style-name="P8">Setting up Virtual hosts with Apache server, using the /etc/hosts file to create different local domains and using Apache to set them up as Virtual Hosts.</text:p>
      <text:p text:style-name="P8">Other PHP Helper Tools: Basic work with Xdebug, Basic work with Php Memcached server.</text:p>
      <text:p text:style-name="P8">Subversion Systems: SVN, Git.</text:p>
      <text:p text:style-name="P8">Operating Systems: </text:p>
      <text:p text:style-name="P8">Windows: Windows98, WindowsXP, Windows7. </text:p>
      <text:p text:style-name="P8">Linux: Ubuntu(Debian based distro), CentOS(RHEL based distro).</text:p>
      <text:p text:style-name="P8"><text:span text:style-name="T1">Projects</text:span>:</text:p>
      <text:p text:style-name="P1">A few projects:</text:p>
      <text:p text:style-name="P1">1] Business profile website :</text:p>
      <text:p text:style-name="Text_20_body"><text:a xlink:type="simple" xlink:href="http://ragawebgraphics.com/"><text:span text:style-name="Internet_20_link"><text:span text:style-name="T2">http://ragawebgraphics.com/</text:span></text:span></text:a></text:p>
      <text:p text:style-name="Text_20_body"><text:a xlink:type="simple" xlink:href="http://bangaloredentist.co.in/"><text:span text:style-name="Internet_20_link"><text:span text:style-name="T2">http://bangaloredentist.co.in/</text:span></text:span></text:a><text:span text:style-name="T2"> </text:span></text:p>
      <text:p text:style-name="P1">2] A Software I made. </text:p>
      <text:p text:style-name="Text_20_body"><text:a xlink:type="simple" xlink:href="http://mforum.x10.mx/3/3/"><text:span text:style-name="Internet_20_link"><text:span text:style-name="T2">http://mforum.x10.mx/3/3/</text:span></text:span></text:a><text:span text:style-name="T2"> </text:span></text:p>
      <text:p text:style-name="P1">A social-networking and forum software I made, with basic Artificial Intelligence (AI) capabilities. </text:p>
      <text:p text:style-name="P1">Having Features like: </text:p>
      <text:p text:style-name="P1">A User Management system, User Permission system, </text:p>
      <text:p text:style-name="P1">User profiles, Friends adding, writing on Friends Wall, </text:p>
      <text:p text:style-name="P1">Creating threads, replying to threads, creating and replying to boards, </text:p>
      <text:p text:style-name="P1">User banning etc.</text:p>
      <text:p text:style-name="P1">AI: It also has some basic AI( Artificial Intelligence ) capabilities enabled where the system itself <text:s/>automatically tries to determine if the user is committing any mischief, and if he/she is, then the system itself takes some predefined appropriate action according to what a normal human may take.</text:p>
      <text:p text:style-name="P1">Github for the same: </text:p>
      <text:p text:style-name="Text_20_body"><text:a xlink:type="simple" xlink:href="https://github.com/ashish2/muntoo"><text:span text:style-name="Internet_20_link"><text:span text:style-name="T2">https://github.com/ashish2/muntoo</text:span></text:span></text:a></text:p>
      <text:p text:style-name="P2"/>
      <text:p text:style-name="P2"/>
      <text:p text:style-name="P1"><text:soft-page-break/><text:span text:style-name="T1">Work Experience</text:span>: </text:p>
      <text:p text:style-name="P3">Freelance:</text:p>
      <text:p text:style-name="P1">&gt; Building Websites on my own since July '08</text:p>
      <text:p text:style-name="P1">&gt; Worked as Freelancer from Jan 09 to Dec 09, doing projects for RaGaWebGraphics.com.</text:p>
      <text:p text:style-name="P1"/>
      <text:p text:style-name="P3">Softaculous.com: </text:p>
      <text:p text:style-name="P1">&gt; Worked with Softaculous Ltd from September '10 - May'11 as a PHP programmer, <text:line-break/>with MySql databases, Apache server, and the <text:bookmark text:name="lw_1294685967_0"/><text:span text:style-name="T5">Linux kernel, building an auto-installing software for Virtual Machines called Virtualizor. </text:span></text:p>
      <text:p text:style-name="P4">Worked on Virtualization Technologies like XEN, KVM, and OpenVZ. </text:p>
      <text:p text:style-name="P4">XEN, KVM, OpenVZ: Virtualization technologies based on the x86 <text:s/>cpu architectures. <text:s/>Installing, Managing guest operating systems.</text:p>
      <text:p text:style-name="P4">OpenVZ: Live migration of Virtual Machines.</text:p>
      <text:p text:style-name="P4">Virtualizor is a software which installs and manages guest operating systems on your server making the job easy for the Server Admin to manage its Virtual Machines.</text:p>
      <text:p text:style-name="Text_20_body"><text:a xlink:type="simple" xlink:href="http://www.virtualizor.com/"><text:span text:style-name="Internet_20_link"><text:span text:style-name="T3">Http://www.virtualizor.com</text:span></text:span></text:a></text:p>
      <text:p text:style-name="P1">Networking: </text:p>
      <text:p text:style-name="P1">Basics on the IPv6 Protocol. Assigning Ipv6 to guest OS's.</text:p>
      <text:p text:style-name="P3"/>
      <text:p text:style-name="P3">JustDial.com: </text:p>
      <text:p text:style-name="P5">Since July'11.</text:p>
      <text:p text:style-name="P5">&gt; Worked with the FB Graph API.</text:p>
      <text:p text:style-name="P5">&gt; Worked with OAuth2.0 technologies, implementing it on their </text:p>
      <text:p text:style-name="P5">test site.</text:p>
      <text:p text:style-name="P5">&gt; Worked on the backend CRM and DataEntry modules in JustDial.</text:p>
      <text:p text:style-name="P5">&gt; Worked with some part of the JustDial website building a part of their </text:p>
      <text:p text:style-name="P5">friends tagging, social-networking features.</text:p>
      <text:p text:style-name="P5"/>
      <text:p text:style-name="P1"><text:span text:style-name="T1">Languages</text:span>:</text:p>
      <text:p text:style-name="P1">Hindi, English.</text:p>
      <text:p text:style-name="P1"><text:soft-page-break/><text:span text:style-name="T1">Hobbies</text:span>: </text:p>
      <text:p text:style-name="P6">Mus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DejaVu Sans" svg:font-family="'DejaVu Sans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Garamond" fo:font-size="11pt" fo:language="en" fo:country="U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423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Base" style:display-name="Heading Base" style:family="paragraph" style:parent-style-name="Text_20_body" style:next-style-name="Text_20_body">
      <style:paragraph-properties fo:margin-top="0.423cm" fo:margin-bottom="0.423cm" fo:keep-together="always" fo:keep-with-next="always"/>
      <style:text-properties fo:text-transform="uppercas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="100%" fo:margin-left="-3.81cm" fo:margin-right="0cm" fo:margin-top="0cm" fo:margin-bottom="0cm" fo:text-align="start" style:justify-single-word="false" fo:text-indent="0cm" style:auto-text-indent="false"/>
      <style:text-properties fo:font-size="11.5pt" fo:letter-spacing="0.035cm" style:letter-kerning="true" style:font-size-asian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fo:text-align="start" style:justify-single-word="false"/>
      <style:text-properties fo:font-variant="normal" fo:text-transform="none" fo:font-size="12pt" fo:letter-spacing="0.009cm" fo:font-style="italic" style:font-size-asian="12pt" style:font-style-asian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fo:text-align="start" style:justify-single-word="false"/>
      <style:text-properties fo:font-size="9pt" fo:letter-spacing="0.035cm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line-height-at-least="0.423cm"/>
      <style:text-properties fo:font-weight="bold" style:font-weight-asian="bold"/>
    </style:style>
    <style:style style:name="Achievement" style:family="paragraph" style:parent-style-name="Text_20_body" style:list-style-name="WW8Num2">
      <style:paragraph-properties fo:margin-top="0cm" fo:margin-bottom="0.106cm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fo:font-size="7.5pt" fo:letter-spacing="0.053cm" style:font-size-asian="7.5pt"/>
    </style:style>
    <style:style style:name="Address_20_2" style:display-name="Address 2" style:family="paragraph" style:parent-style-name="Standard">
      <style:paragraph-properties style:line-height-at-least="0.282cm" fo:text-align="center" style:justify-single-word="false"/>
      <style:text-properties fo:text-transform="uppercase" fo:font-size="7.5pt" fo:letter-spacing="0.053cm" style:font-size-asian="7.5pt"/>
    </style:style>
    <style:style style:name="Company_20_Name" style:display-name="Company Name" style:family="paragraph" style:parent-style-name="Standard" style:next-style-name="Job_20_Title">
      <style:paragraph-properties fo:margin-top="0.388cm" fo:margin-bottom="0cm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Institution" style:family="paragraph" style:parent-style-name="Standard" style:next-style-name="Achievement">
      <style:paragraph-properties fo:margin-top="0.106cm" fo:margin-bottom="0cm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>
      <style:paragraph-properties fo:margin-top="0.071cm" fo:margin-bottom="0.071cm" style:line-height-at-least="0.388cm" fo:orphans="2" fo:widows="2" fo:hyphenation-ladder-count="no-limit" style:text-autospace="ideograph-alpha" style:punctuation-wrap="hanging" style:line-break="strict" style:writing-mode="lr-tb"/>
      <style:text-properties style:use-window-font-color="true" style:font-name="Garamond" fo:font-size="11.5pt" fo:letter-spacing="0.009cm" fo:language="en" fo:country="US" fo:font-style="italic" style:font-name-asian="Arial" style:font-size-asian="11.5pt" style:language-asian="zh" style:country-asian="CN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Name" style:family="paragraph" style:parent-style-name="Standard" style:next-style-name="Standard">
      <style:paragraph-properties fo:margin-top="0cm" fo:margin-bottom="0.776cm" style:line-height-at-least="0.423cm" fo:text-align="center" style:justify-single-word="false"/>
      <style:text-properties fo:text-transform="uppercase" fo:font-size="22pt" fo:letter-spacing="0.141cm" style:font-size-asian="22pt"/>
    </style:style>
    <style:style style:name="Objective" style:family="paragraph" style:parent-style-name="Standard" style:next-style-name="Text_20_body">
      <style:paragraph-properties fo:margin-top="0.106cm" fo:margin-bottom="0.388cm" style:line-height-at-least="0.388cm"/>
    </style:style>
    <style:style style:name="Section_20_Title" style:display-name="Section Title" style:family="paragraph" style:parent-style-name="Standard" style:next-style-name="Objective">
      <style:paragraph-properties fo:margin-top="0.388cm" fo:margin-bottom="0cm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/>
    </style:style>
    <style:style style:name="Personal_20_Info" style:display-name="Personal Info" style:family="paragraph" style:parent-style-name="Achievement" style:next-style-name="Achievement" style:list-style-name="WW8Num3">
      <style:paragraph-properties fo:margin="100%" fo:margin-left="0.432cm" fo:margin-right="0cm" fo:margin-top="0.388cm" fo:margin-bottom="0.106cm" fo:text-indent="-0.432cm" style:auto-text-indent="false"/>
    </style:style>
    <style:style style:name="Header_20_Base" style:display-name="Header Base" style:family="paragraph" style:parent-style-name="Standard">
      <style:paragraph-properties fo:margin="100%" fo:margin-left="-3.81cm" fo:margin-right="0cm" fo:margin-top="0.388cm" fo:margin-bottom="0.388cm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>
      <style:paragraph-properties fo:margin-top="0cm" fo:margin-bottom="0.388cm"/>
      <style:text-properties fo:font-size="24pt" fo:letter-spacing="-0.035cm" style:font-size-asian="24pt"/>
    </style:style>
    <style:style style:name="Date" style:family="paragraph" style:parent-style-name="Text_20_body">
      <style:paragraph-properties fo:keep-with-next="always"/>
    </style:style>
    <style:style style:name="City_2f_State" style:display-name="City/State" style:family="paragraph" style:parent-style-name="Text_20_body" style:next-style-name="Text_20_body">
      <style:paragraph-properties fo:keep-with-next="always"/>
    </style:style>
    <style:style style:name="Header" style:family="paragraph" style:parent-style-name="Header_20_Base" style:class="extra"/>
    <style:style style:name="Footer" style:family="paragraph" style:parent-style-name="Header_20_Base" style:class="extra">
      <style:paragraph-properties fo:margin="100%" fo:margin-left="-3.81cm" fo:margin-right="-1.482cm" fo:margin-top="0cm" fo:margin-bottom="0cm" style:line-height-at-least="0.423cm" fo:text-align="start" style:justify-single-word="false" fo:text-indent="0cm" style:auto-text-indent="false">
        <style:tab-stops>
          <style:tab-stop style:position="12.912cm" style:type="right"/>
        </style:tab-stops>
      </style:paragraph-properties>
    </style:style>
    <style:style style:name="Section_20_Subtitle" style:display-name="Section Subtitle" style:family="paragraph" style:parent-style-name="Section_20_Title" style:next-style-name="Standard">
      <style:text-properties fo:font-variant="normal" fo:text-transform="none" fo:font-size="12pt" fo:letter-spacing="0.018cm" fo:font-style="italic" style:font-size-asian="12pt" style:font-style-asian="italic"/>
    </style:style>
    <style:style style:name="Text_20_body_20_indent" style:display-name="Text body indent" style:family="paragraph" style:parent-style-name="Text_20_body" style:class="text">
      <style:paragraph-properties fo:margin="100%" fo:margin-left="1.27cm" fo:margin-right="0cm" fo:margin-top="0cm" fo:margin-bottom="0cm" fo:text-indent="0cm" style:auto-text-indent="false"/>
    </style:style>
    <style:style style:name="Personal_20_Data" style:display-name="Personal Data" style:family="paragraph" style:parent-style-name="Text_20_body">
      <style:paragraph-properties fo:margin="100%" fo:margin-left="-1.905cm" fo:margin-right="1.905cm" fo:margin-top="0cm" fo:margin-bottom="0.212cm" fo:line-height="0.423cm" fo:text-indent="0cm" style:auto-text-indent="false"/>
      <style:text-properties style:font-name="Arial" fo:font-style="italic" style:font-style-asian="italic" style:font-name-complex="Arial"/>
    </style:style>
    <style:style style:name="Company_20_Name_20_One" style:display-name="Company Name One" style:family="paragraph" style:parent-style-name="Company_20_Name" style:next-style-name="Job_20_Title">
      <style:paragraph-properties fo:margin-top="0.106cm" fo:margin-bottom="0cm"/>
    </style:style>
    <style:style style:name="No_20_Title" style:display-name="No Title" style:family="paragraph" style:parent-style-name="Section_20_Title">
      <style:paragraph-properties fo:padding="0cm" fo:border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Wingdings" fo:font-size="6pt" style:font-size-asian="6pt" style:font-name-complex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9z0" style:family="text">
      <style:text-properties style:font-name="Wingdings" style:font-name-complex="Wingdings"/>
    </style:style>
    <style:style style:name="WW8NumSt2z0" style:family="text">
      <style:text-properties style:font-name="Wingdings" fo:font-size="6pt" style:font-size-asian="6pt" style:font-name-complex="Wingdings"/>
    </style:style>
    <style:style style:name="WW8NumSt3z0" style:family="text">
      <style:text-properties style:font-name="Wingdings" fo:font-size="6pt" style:font-size-asian="6pt" style:font-name-complex="Wingdings"/>
    </style:style>
    <style:style style:name="WW8NumSt4z0" style:family="text">
      <style:text-properties style:font-name="Wingdings" fo:font-size="6pt" style:font-size-asian="6pt" style:font-name-complex="Wingdings"/>
    </style:style>
    <style:style style:name="WW8NumSt5z0" style:family="text">
      <style:text-properties style:font-name="Wingdings" fo:font-size="6pt" style:font-size-asian="6pt" style:font-name-complex="Wingdings"/>
    </style:style>
    <style:style style:name="WW8NumSt6z0" style:family="text">
      <style:text-properties style:font-name="Wingdings" fo:font-size="6pt" style:font-size-asian="6pt" style:font-name-complex="Wingdings"/>
    </style:style>
    <style:style style:name="WW8NumSt7z0" style:family="text">
      <style:text-properties style:font-name="Wingdings" fo:font-size="6pt" style:font-size-asian="6pt" style:font-name-complex="Wingdings"/>
    </style:style>
    <style:style style:name="WW8NumSt8z0" style:family="text">
      <style:text-properties style:font-name="Wingdings" style:font-name-complex="Wingdings"/>
    </style:style>
    <style:style style:name="WW8NumSt9z0" style:family="text">
      <style:text-properties style:font-name="Wingdings" fo:font-size="6pt" style:font-size-asian="6pt" style:font-name-complex="Wingdings"/>
    </style:style>
    <style:style style:name="WW8NumSt10z0" style:family="text">
      <style:text-properties style:font-name="Wingdings" fo:font-size="6pt" style:font-size-asian="6pt" style:font-name-complex="Wingdings"/>
    </style:style>
    <style:style style:name="WW8NumSt11z0" style:family="text">
      <style:text-properties style:font-name="Wingdings" fo:font-size="6pt" style:font-size-asian="6pt" style:font-name-complex="Wingdings"/>
    </style:style>
    <style:style style:name="WW8NumSt12z0" style:family="text">
      <style:text-properties style:font-name="Wingdings" fo:font-size="6pt" style:font-size-asian="6pt" style:font-name-complex="Wingdings"/>
    </style:style>
    <style:style style:name="WW8NumSt13z0" style:family="text">
      <style:text-properties style:font-name="Times" fo:font-size="6pt" style:font-size-asian="6pt" style:font-name-complex="Times"/>
    </style:style>
    <style:style style:name="WW8NumSt14z0" style:family="text">
      <style:text-properties style:font-name="Tms Rmn" fo:font-size="8pt" style:font-size-asian="8pt" style:font-name-complex="Tms Rmn"/>
    </style:style>
    <style:style style:name="WW8NumSt15z0" style:family="text">
      <style:text-properties style:font-name="Tms Rmn" fo:font-size="6pt" style:font-size-asian="6pt" style:font-name-complex="Tms Rmn"/>
    </style:style>
    <style:style style:name="WW8NumSt16z0" style:family="text">
      <style:text-properties style:font-name="Tms Rmn" fo:font-size="6pt" style:font-size-asian="6pt" style:font-name-complex="Tms Rmn"/>
    </style:style>
    <style:style style:name="WW8NumSt17z0" style:family="text">
      <style:text-properties style:font-name="Tms Rmn" fo:font-size="6pt" style:font-size-asian="6pt" style:font-name-complex="Tms Rmn"/>
    </style:style>
    <style:style style:name="WW8NumSt18z0" style:family="text">
      <style:text-properties style:font-name="Tms Rmn" fo:font-size="6pt" style:font-size-asian="6pt" style:font-name-complex="Tms Rmn"/>
    </style:style>
    <style:style style:name="WW8NumSt29z0" style:family="text">
      <style:text-properties style:font-name="Times New Roman" fo:font-size="6pt" style:font-size-asian="6pt" style:font-name-complex="Times New Roman"/>
    </style:style>
    <style:style style:name="Default_20_Paragraph_20_Font" style:display-name="Default Paragraph Font" style:family="text"/>
    <style:style style:name="Lead-in_20_Emphasis" style:display-name="Lead-in Emphasis" style:family="text">
      <style:text-properties style:font-name="Arial Black" fo:font-size="9pt" fo:letter-spacing="-0.011cm" style:font-size-asian="9pt" style:font-name-complex="Arial Black"/>
    </style:style>
    <style:style style:name="Page_20_Number" style:display-name="Page Number" style:family="text">
      <style:text-properties fo:font-size="12pt" style:font-size-asian="12pt"/>
    </style:style>
    <style:style style:name="Emphasis" style:family="text">
      <style:text-properties fo:text-transform="uppercase" style:font-name="Garamond" fo:font-size="9pt" fo:letter-spacing="normal" style:font-size-asian="9pt" style:font-name-complex="Garamond"/>
    </style:style>
    <style:style style:name="Job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 Wizard</dc:title>
    <meta:initial-creator>Ashish</meta:initial-creator>
    <meta:creation-date>2008-05-21T03:46:00</meta:creation-date>
    <dc:creator>root </dc:creator>
    <dc:date>2012-10-17T02:50:03</dc:date>
    <meta:print-date>2011-06-01T02:07:00</meta:print-date>
    <meta:editing-cycles>94</meta:editing-cycles>
    <meta:editing-duration>PT4H5M23S</meta:editing-duration>
    <meta:document-statistic meta:table-count="0" meta:image-count="0" meta:object-count="0" meta:page-count="4" meta:paragraph-count="75" meta:word-count="508" meta:character-count="3565" meta:non-whitespace-character-count="3103"/>
    <meta:generator>LibreOffice/3.5$Linux_x86 LibreOffice_project/350m1$Build-2</meta:generator>
    <meta:user-defined meta:name="LCID" meta:value-type="float">1033</meta:user-defined>
    <meta:user-defined meta:name="Resume Post Wizard Balloon">0</meta:user-defined>
    <meta:user-defined meta:name="UseDefaultLanguage" meta:value-type="boolean">true</meta:user-defined>
    <meta:user-defined meta:name="Version" meta:value-type="float">2000091800</meta:user-defined>
    <meta:user-defined meta:name="iResumeStyle" meta:value-type="string">2</meta:user-defined>
  </office:meta>
</office:document-meta>
</file>